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1.27cm">
          <text:p text:style-name="P1"><text:span text:style-name="T1">Physical Type Event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21.591cm">
          <text:p text:style-name="P1"><text:span text:style-name="T1">Visu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43cm" svg:y1="21.591cm" svg:x2="11.43cm" svg:y2="19.051cm">
          <text:p/>
        </draw:lin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5.4cm" svg:height="1.064cm" svg:x="11.765cm" svg:y="19.444cm">
          <draw:text-box>
            <text:p><text:span text:style-name="T1">Event Integration</text:span></text:p>
          </draw:text-box>
        </draw:fram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Indu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24.13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4" draw:layer="layout" svg:width="4.253cm" svg:height="1.919cm" svg:x="1.111cm" svg:y="22.211cm">
          <draw:text-box>
            <text:p><text:span text:style-name="T2">Built-in</text:span></text:p>
            <text:p><text:span text:style-name="T2">Reactive Layer</text:span></text:p>
          </draw:text-box>
        </draw:frame>
        <draw:frame draw:style-name="gr3" draw:text-style-name="P4" draw:layer="layout" svg:width="5.193cm" svg:height="1.085cm" svg:x="1.119cm" svg:y="4.603cm">
          <draw:text-box>
            <text:p><text:span text:style-name="T2">Delibera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  <draw:frame draw:style-name="gr3" draw:text-style-name="P4" draw:layer="layout" svg:width="4.253cm" svg:height="1.919cm" svg:x="1.144cm" svg:y="17.131cm">
          <draw:text-box>
            <text:p><text:span text:style-name="T2">Learned</text:span></text:p>
            <text:p><text:span text:style-name="T2">Reactive Layer</text:span></text:p>
          </draw:text-box>
        </draw:frame>
        <draw:line draw:style-name="gr6" draw:text-style-name="P1" draw:layer="layout" svg:x1="0.635cm" svg:y1="20.955cm" svg:x2="18.415cm" svg:y2="20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4T15:25:19</dc:date>
    <dc:creator>neptune </dc:creator>
    <meta:editing-duration>PT18H3M31S</meta:editing-duration>
    <meta:editing-cycles>5</meta:editing-cycles>
    <meta:generator>LibreOffice/3.5$Linux_X86_64 LibreOffice_project/350m1$Build-2</meta:generator>
    <meta:document-statistic meta:object-count="21"/>
  </office:meta>
</office:document-meta>
</file>